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, Monaco, 'Lucida Console', monospace"/>
    <style:font-face style:name="Helvetica Neue" svg:font-family="'Helvetica Neue', Helvetica, Arial, sans-serif"/>
    <style:font-face style:name="LatinModernMono10Regular" svg:font-family="LatinModernMono10Regular, monospace"/>
    <style:font-face style:name="Menlo" svg:font-family="Menlo, 'Liberation Mono', Consolas, 'DejaVu Sans Mono', 'Ubuntu Mono', 'Courier New', 'andale mono', 'lucida console', monospace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style:line-height-at-least="0.529cm" fo:widows="1" fo:text-indent="0cm" style:auto-text-indent="false"/>
      <style:text-properties officeooo:paragraph-rsid="001224e7"/>
    </style:style>
    <style:style style:name="P2" style:family="paragraph" style:parent-style-name="Preformatted_20_Text">
      <style:paragraph-properties fo:margin-left="0cm" fo:margin-right="0cm" style:line-height-at-least="0.529cm" fo:widows="1" fo:text-indent="0cm" style:auto-text-indent="false"/>
      <style:text-properties fo:font-variant="normal" fo:text-transform="none" fo:color="#000000" style:font-name="Abyssinica SIL" fo:font-size="9.75pt" fo:letter-spacing="normal" fo:font-style="normal" fo:font-weight="normal" officeooo:paragraph-rsid="001224e7"/>
    </style:style>
    <style:style style:name="P3" style:family="paragraph" style:parent-style-name="Standard">
      <style:paragraph-properties fo:margin-left="0cm" fo:margin-right="0cm" style:line-height-at-least="0.529cm" fo:widows="1" fo:text-indent="0cm" style:auto-text-indent="false"/>
      <style:text-properties officeooo:paragraph-rsid="001224e7"/>
    </style:style>
    <style:style style:name="P4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1224e7"/>
    </style:style>
    <style:style style:name="P5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16f67e"/>
    </style:style>
    <style:style style:name="P6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17f2e0"/>
    </style:style>
    <style:style style:name="P7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19ebd0"/>
    </style:style>
    <style:style style:name="P8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1d0f6f"/>
    </style:style>
    <style:style style:name="P9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209bf8"/>
    </style:style>
    <style:style style:name="P10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paragraph-rsid="0020f345"/>
    </style:style>
    <style:style style:name="P11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rsid="001224e7" officeooo:paragraph-rsid="001224e7"/>
    </style:style>
    <style:style style:name="P12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rsid="0013703f" officeooo:paragraph-rsid="0013703f"/>
    </style:style>
    <style:style style:name="P13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rsid="001c1b03" officeooo:paragraph-rsid="001c1b03"/>
    </style:style>
    <style:style style:name="P14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rsid="001f038c" officeooo:paragraph-rsid="001f038c"/>
    </style:style>
    <style:style style:name="P15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rsid="00209bf8" officeooo:paragraph-rsid="0020f345"/>
    </style:style>
    <style:style style:name="P16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rsid="0020f345" officeooo:paragraph-rsid="0020f345"/>
    </style:style>
    <style:style style:name="P17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rsid="002226e9" officeooo:paragraph-rsid="002226e9"/>
    </style:style>
    <style:style style:name="P18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rsid="0023457a" officeooo:paragraph-rsid="0023457a"/>
    </style:style>
    <style:style style:name="P19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rsid="0024928f" officeooo:paragraph-rsid="0024928f"/>
    </style:style>
    <style:style style:name="P20" style:family="paragraph" style:parent-style-name="Standard">
      <style:paragraph-properties fo:margin-left="0cm" fo:margin-right="0cm" style:line-height-at-least="0.529cm" fo:widows="1" fo:text-indent="0cm" style:auto-text-indent="false"/>
      <style:text-properties fo:color="#000000" style:font-name="Abyssinica SIL" officeooo:rsid="00258aee" officeooo:paragraph-rsid="00258aee"/>
    </style:style>
    <style:style style:name="T1" style:family="text">
      <style:text-properties fo:font-variant="normal" fo:text-transform="none" fo:color="#000000" style:font-name="Abyssinica SIL" fo:font-size="10.5pt" fo:letter-spacing="normal" fo:font-style="normal" fo:font-weight="normal" style:font-size-asian="10.5pt" style:font-size-complex="10.5pt" fo:padding="0cm" fo:border="none"/>
    </style:style>
    <style:style style:name="T2" style:family="text">
      <style:text-properties fo:font-variant="normal" fo:text-transform="none" fo:color="#000000" style:font-name="Abyssinica SIL" fo:font-size="10.5pt" fo:letter-spacing="normal" fo:font-style="normal" fo:font-weight="normal" officeooo:rsid="001224e7" style:font-size-asian="10.5pt" style:font-size-complex="10.5pt" fo:padding="0cm" fo:border="none"/>
    </style:style>
    <style:style style:name="T3" style:family="text">
      <style:text-properties fo:font-variant="normal" fo:text-transform="none" fo:color="#000000" style:font-name="Abyssinica SIL" fo:font-size="10.5pt" fo:letter-spacing="normal" fo:font-style="normal" fo:font-weight="normal" officeooo:rsid="0013703f" style:font-size-asian="10.5pt" style:font-size-complex="10.5pt" fo:padding="0cm" fo:border="none"/>
    </style:style>
    <style:style style:name="T4" style:family="text">
      <style:text-properties fo:font-variant="normal" fo:text-transform="none" fo:color="#000000" style:font-name="Abyssinica SIL" fo:font-size="10.5pt" fo:letter-spacing="normal" fo:font-style="normal" fo:font-weight="normal" officeooo:rsid="001224e7"/>
    </style:style>
    <style:style style:name="T5" style:family="text">
      <style:text-properties fo:font-variant="normal" fo:text-transform="none" fo:color="#000000" style:font-name="Abyssinica SIL" fo:font-size="9.75pt" fo:letter-spacing="normal" fo:font-style="normal" fo:font-weight="normal" fo:background-color="transparent" loext:char-shading-value="0" fo:padding="0cm" fo:border="none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font-size="10.5pt" fo:letter-spacing="normal" fo:font-style="normal" fo:font-weight="normal"/>
    </style:style>
    <style:style style:name="T8" style:family="text">
      <style:text-properties fo:font-variant="normal" fo:text-transform="none" fo:font-size="10.5pt" fo:letter-spacing="normal" fo:font-style="normal" fo:font-weight="normal" officeooo:rsid="0013703f"/>
    </style:style>
    <style:style style:name="T9" style:family="text">
      <style:text-properties fo:font-variant="normal" fo:text-transform="none" fo:font-size="10.5pt" fo:letter-spacing="normal" fo:font-style="normal" fo:font-weight="normal" officeooo:rsid="001224e7"/>
    </style:style>
    <style:style style:name="T10" style:family="text">
      <style:text-properties fo:font-variant="normal" fo:text-transform="none" fo:font-size="10.5pt" fo:letter-spacing="normal" fo:font-style="normal" fo:font-weight="normal" officeooo:rsid="00194da6"/>
    </style:style>
    <style:style style:name="T11" style:family="text">
      <style:text-properties fo:font-variant="normal" fo:text-transform="none" fo:font-size="10.5pt" fo:letter-spacing="normal" fo:font-style="normal" fo:font-weight="normal" officeooo:rsid="001b77ab"/>
    </style:style>
    <style:style style:name="T12" style:family="text">
      <style:text-properties fo:font-variant="normal" fo:text-transform="none" fo:font-size="10.5pt" fo:letter-spacing="normal" fo:font-style="normal" fo:font-weight="normal" officeooo:rsid="001c1b03"/>
    </style:style>
    <style:style style:name="T13" style:family="text">
      <style:text-properties fo:font-variant="normal" fo:text-transform="none" fo:font-size="10.5pt" fo:letter-spacing="normal" fo:font-style="normal" fo:font-weight="normal" officeooo:rsid="001fad35"/>
    </style:style>
    <style:style style:name="T14" style:family="text">
      <style:text-properties fo:font-variant="normal" fo:text-transform="none" fo:font-size="10.5pt" fo:letter-spacing="normal" fo:font-style="normal" fo:font-weight="normal" officeooo:rsid="00209bf8"/>
    </style:style>
    <style:style style:name="T15" style:family="text">
      <style:text-properties fo:font-size="10.5pt" officeooo:rsid="001224e7" style:font-size-asian="10.5pt" style:font-size-complex="10.5pt"/>
    </style:style>
    <style:style style:name="T16" style:family="text">
      <style:text-properties fo:font-size="10.5pt" officeooo:rsid="001224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 </text:span><text:span text:style-name="T7">Upload your ssh key to gitlab account ------</text:span><text:span text:style-name="T8">&gt;</text:span></text:p>
      <text:p text:style-name="P1"><text:span text:style-name="Source_20_Text"><text:span text:style-name="T5">ssh-keygen -t rsa -C "jayati.mittal@tothenew.com"</text:span></text:span></text:p>
      <text:p text:style-name="P4"><text:line-break/><text:span text:style-name="T7">- Initialize a Git Repository ------</text:span><text:span text:style-name="T8">&gt;</text:span></text:p>
      <text:p text:style-name="P4"><text:span text:style-name="T9">cd work/bootcamp/exercises/</text:span></text:p>
      <text:p text:style-name="P2"><text:span text:style-name="T16">git init</text:span></text:p>
      <text:p text:style-name="P4"><text:span text:style-name="T9"/></text:p>
      <text:p text:style-name="P4"><text:span text:style-name="T7">- Add files to the repository -----</text:span><text:span text:style-name="T8">&gt;</text:span></text:p>
      <text:p text:style-name="P4"><text:span text:style-name="T9">git add .</text:span></text:p>
      <text:p text:style-name="P4"><text:line-break/><text:span text:style-name="T7">- Unstage 1 file -----</text:span><text:span text:style-name="T8">&gt;</text:span></text:p>
      <text:p text:style-name="P1"><text:span text:style-name="Source_20_Text"><text:span text:style-name="T1">git reset HEAD </text:span></text:span><text:span text:style-name="Source_20_Text"><text:span text:style-name="T2">~/De</text:span></text:span><text:span text:style-name="Source_20_Text"><text:span text:style-name="T3">sk</text:span></text:span><text:span text:style-name="Source_20_Text"><text:span text:style-name="T2">top/a.txt</text:span></text:span></text:p>
      <text:p text:style-name="P1"><text:span text:style-name="Source_20_Text"><text:span text:style-name="T2"/></text:span></text:p>
      <text:p text:style-name="P5"><text:span text:style-name="T7">- Commit the files ------</text:span><text:span text:style-name="T8">&gt;</text:span></text:p>
      <text:p text:style-name="P4"><text:span text:style-name="T9">git commit -m “Initial code”</text:span></text:p>
      <text:p text:style-name="P5"><text:line-break/><text:span text:style-name="T7">- Add a remote ------</text:span><text:span text:style-name="T8">&gt;</text:span></text:p>
      <text:p text:style-name="P2"><text:span text:style-name="T16">git remote add origin github.com/jayatitothenew/bootcamp-exercises.git</text:span></text:p>
      <text:p text:style-name="P2"><text:span text:style-name="T16"/></text:p>
      <text:p text:style-name="P5"><text:span text:style-name="T7">- Undo changes to a particular file ------</text:span><text:span text:style-name="T8">&gt;</text:span></text:p>
      <text:p text:style-name="P11"><text:span text:style-name="T7">vim a.txt</text:span></text:p>
      <text:p text:style-name="P11"><text:span text:style-name="T7">“Lets change content” :wq</text:span></text:p>
      <text:p text:style-name="P11"><text:span text:style-name="T7"/></text:p>
      <text:p text:style-name="P5"><text:span text:style-name="T7">- Push changes to Github ------</text:span><text:span text:style-name="T8">&gt;</text:span></text:p>
      <text:p text:style-name="P4"><text:span text:style-name="T9">git push origin master</text:span></text:p>
      <text:p text:style-name="P4"><text:span text:style-name="T9"/></text:p>
      <text:p text:style-name="P5"><text:span text:style-name="T7">- Clone the repository ------</text:span><text:span text:style-name="T8">&gt;</text:span></text:p>
      <text:p text:style-name="P3"><text:span text:style-name="T4">git clone </text:span><text:a xlink:type="simple" xlink:href="https://github.com/jayatitothenew/bootcamp-exercises.git" text:style-name="Internet_20_link" text:visited-style-name="Visited_20_Internet_20_Link">https://github.com/jayatitothenew/bootcamp-exercises.git</text:a></text:p>
      <text:p text:style-name="P4"><text:span text:style-name="T7"/></text:p>
      <text:p text:style-name="P5"><text:span text:style-name="T7">- Add changes to one of the copies and pull the changes in the other. ------</text:span><text:span text:style-name="T8">&gt;</text:span></text:p>
      <text:p text:style-name="P4"><text:s/><text:span text:style-name="T15">git pull origin master</text:span></text:p>
      <text:p text:style-name="P4"/>
      <text:p text:style-name="P5"><text:span text:style-name="T7">- Add changes to both repos, try to push from both without taking a pull. ------</text:span><text:span text:style-name="T8">&gt;</text:span></text:p>
      <text:p text:style-name="P12"><text:span text:style-name="T10">g</text:span><text:span text:style-name="T7">it push origin master</text:span></text:p>
      <text:p text:style-name="P12"><text:span text:style-name="T7"/></text:p>
      <text:p text:style-name="P5"><text:span text:style-name="T7">- Check differences between a file and its staged version ------</text:span><text:span text:style-name="T8">&gt;</text:span></text:p>
      <text:p text:style-name="P17"><text:span text:style-name="T8">g</text:span><text:span text:style-name="T7">it diff –staged</text:span></text:p>
      <text:p text:style-name="P17"><text:span text:style-name="T7"/></text:p>
      <text:p text:style-name="P7"><text:span text:style-name="T7">- Ignore a few files to be checked in ------</text:span><text:span text:style-name="T8">&gt;</text:span></text:p>
      <text:p text:style-name="P18"><text:span text:style-name="T8">c</text:span><text:span text:style-name="T7">eate a .gitignore file in local repository mentioning all files and folders name usin wildcards to ignore those files</text:span></text:p>
      <text:p text:style-name="P18"><text:span text:style-name="T7"/></text:p>
      <text:p text:style-name="P7"><text:span text:style-name="T7">- Ignore already committed files ------</text:span><text:span text:style-name="T8">&gt;</text:span></text:p>
      <text:p text:style-name="P19"><text:span text:style-name="T8">u</text:span><text:span text:style-name="T7">pload a .gitignore file and run $git gc –auto</text:span></text:p>
      <text:p text:style-name="P20"><text:span text:style-name="T7">or remove the files individually or using wildcards with following command: git rm *.class</text:span></text:p>
      <text:p text:style-name="P6"><text:line-break/><text:span text:style-name="T7">- Create a new branch. Diverge them with commits ------</text:span><text:span text:style-name="T8">&gt;</text:span></text:p>
      <text:p text:style-name="P7"><text:span text:style-name="T8">git checkout -b 'newbranch'</text:span></text:p>
      <text:p text:style-name="P7"><text:soft-page-break/><text:span text:style-name="T8"/></text:p>
      <text:p text:style-name="P7"><text:span text:style-name="T7">- Creating tags, pushing them and checking out ------</text:span><text:span text:style-name="T8">&gt;</text:span></text:p>
      <text:p text:style-name="P13"><text:span text:style-name="T8">g</text:span><text:span text:style-name="T7">it tag v1.0</text:span></text:p>
      <text:p text:style-name="P13"><text:span text:style-name="T7">git push origin tag v1.0</text:span></text:p>
      <text:p text:style-name="P14"><text:span text:style-name="T7">git checkout -b new_branch_for_tag v1.0</text:span></text:p>
      <text:p text:style-name="P14"/>
      <text:p text:style-name="P7"><text:span text:style-name="T7">- Edit the same file at the same line on both branches and commit ------</text:span><text:span text:style-name="T8">&gt;</text:span></text:p>
      <text:p text:style-name="P8"><text:span text:style-name="T11">Conflict for the second person, cannot </text:span><text:span text:style-name="T12">push</text:span></text:p>
      <text:p text:style-name="P8"><text:span text:style-name="T12"/></text:p>
      <text:p text:style-name="P9"><text:span text:style-name="T7">- Try merging and resolve merge conflicts ------</text:span><text:span text:style-name="T8">&gt;</text:span></text:p>
      <text:p text:style-name="P16"><text:span text:style-name="T8">S</text:span><text:span text:style-name="T7">econd person can run following commands:</text:span></text:p>
      <text:p text:style-name="P10"><text:span text:style-name="T13">git stash</text:span></text:p>
      <text:p text:style-name="P10"><text:span text:style-name="T13">git reset –hard HEAD</text:span></text:p>
      <text:p text:style-name="P15"><text:span text:style-name="T13">g</text:span><text:span text:style-name="T7">it pull origin master</text:span></text:p>
      <text:p text:style-name="P10"><text:span text:style-name="T14">git stash pop</text:span></text:p>
      <text:p text:style-name="P10"><text:span text:style-name="T7"/></text:p>
      <text:p text:style-name="P7"><text:span text:style-name="T7">- Stash the changes and pop them------</text:span><text:span text:style-name="T8">&gt;</text:span></text:p>
      <text:p text:style-name="P12"><text:span text:style-name="T7">git stash</text:span></text:p>
      <text:p text:style-name="P12"><text:span text:style-name="T7">git stash </text:span><text:span text:style-name="T13">po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, Monaco, 'Lucida Console', monospace"/>
    <style:font-face style:name="Helvetica Neue" svg:font-family="'Helvetica Neue', Helvetica, Arial, sans-serif"/>
    <style:font-face style:name="LatinModernMono10Regular" svg:font-family="LatinModernMono10Regular, monospace"/>
    <style:font-face style:name="Menlo" svg:font-family="Menlo, 'Liberation Mono', Consolas, 'DejaVu Sans Mono', 'Ubuntu Mono', 'Courier New', 'andale mono', 'lucida console', monospace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23:02:08.195976816</meta:creation-date>
    <dc:date>2015-07-12T01:22:39.188588908</dc:date>
    <meta:editing-duration>PT2H20M22S</meta:editing-duration>
    <meta:editing-cycles>18</meta:editing-cycles>
    <meta:generator>LibreOffice/4.4.2.2$Linux_X86_64 LibreOffice_project/40m0$Build-2</meta:generator>
    <meta:document-statistic meta:table-count="0" meta:image-count="0" meta:object-count="0" meta:page-count="2" meta:paragraph-count="48" meta:word-count="322" meta:character-count="1808" meta:non-whitespace-character-count="1547"/>
  </office:meta>
</office:document-meta>
</file>